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2.6056in" table:align="left"/>
    </style:style>
    <style:style style:name="Table1.A" style:family="table-column">
      <style:table-column-properties style:column-width="1.1007in"/>
    </style:style>
    <style:style style:name="Table1.B" style:family="table-column">
      <style:table-column-properties style:column-width="1.5049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29de9" officeooo:paragraph-rsid="00129de9"/>
    </style:style>
    <style:style style:name="P2" style:family="paragraph" style:parent-style-name="Standard">
      <style:text-properties officeooo:rsid="0014f8a8" officeooo:paragraph-rsid="0014f8a8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Preformatted_20_Text" style:list-style-name="L5">
      <style:paragraph-properties fo:margin-top="0in" fo:margin-bottom="0.1965in" style:contextual-spacing="false"/>
    </style:style>
    <style:style style:name="P5" style:family="paragraph" style:parent-style-name="Standard">
      <style:text-properties officeooo:rsid="0014f8a8" officeooo:paragraph-rsid="0014f8a8"/>
    </style:style>
    <style:style style:name="P6" style:family="paragraph" style:parent-style-name="Standard">
      <style:text-properties officeooo:rsid="0014f8a8" officeooo:paragraph-rsid="0018463c"/>
    </style:style>
    <style:style style:name="P7" style:family="paragraph" style:parent-style-name="Standard">
      <style:text-properties officeooo:rsid="0019c27f" officeooo:paragraph-rsid="0019c27f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5"/>
    <style:style style:name="P13" style:family="paragraph" style:parent-style-name="Text_20_body">
      <style:text-properties officeooo:rsid="0014f8a8" officeooo:paragraph-rsid="0017d473"/>
    </style:style>
    <style:style style:name="T1" style:family="text">
      <style:text-properties officeooo:rsid="00129de9"/>
    </style:style>
    <style:style style:name="T2" style:family="text">
      <style:text-properties officeooo:rsid="0017d473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span text:style-name="T2">Goal:</text:span></text:p>
      <text:p text:style-name="P13"/>
      <text:p text:style-name="P13">production-style <text:span text:style-name="Strong_20_Emphasis">Jenkinsfile</text:span> for building a Spring Boot JAR and pushing it to a <text:span text:style-name="Strong_20_Emphasis">local Nexus Repository Manager</text:span>, followed by the <text:span text:style-name="Strong_20_Emphasis">Nexus configuration</text:span> you must set up.</text:p>
      <text:p text:style-name="Horizontal_20_Line"/>
      <text:h text:style-name="Heading_20_1" text:outline-level="1">✅ <text:span text:style-name="Strong_20_Emphasis">1. Jenkinsfile to Build &amp; Push JAR to Local Nexus</text:span></text:h>
      <text:p text:style-name="Text_20_body">This Jenkinsfile assumes:</text:p>
      <text:list text:style-name="L2">
        <text:list-item>
          <text:p text:style-name="P9">Maven project that produces a <text:span text:style-name="Source_20_Text">.jar</text:span></text:p>
        </text:list-item>
        <text:list-item>
          <text:p text:style-name="P9">Nexus is reachable at: <text:span text:style-name="Source_20_Text">http://localhost:8081</text:span></text:p>
        </text:list-item>
        <text:list-item>
          <text:p text:style-name="P9">You have created a Maven (hosted) repository (example: <text:span text:style-name="Source_20_Text">maven-releases</text:span>)</text:p>
        </text:list-item>
        <text:list-item>
          <text:p text:style-name="P9">Jenkins has credential ID: <text:span text:style-name="Source_20_Text">nexus-credentials</text:span> (username/password)</text:p>
        </text:list-item>
      </text:list>
      <text:p text:style-name="Text_20_body">You can copy–paste and modify paths.</text:p>
      <text:p text:style-name="Horizontal_20_Line"/>
      <text:h text:style-name="Heading_20_2" text:outline-level="2">✅ <text:span text:style-name="Strong_20_Emphasis">Jenkinsfile (Declarative Pipeline)</text:span></text:h>
      <text:p text:style-name="Preformatted_20_Text"><text:span text:style-name="Source_20_Text">pipeline {</text:span></text:p>
      <text:p text:style-name="Preformatted_20_Text"><text:span text:style-name="Source_20_Text"><text:s text:c="4"/>agent any</text:span></text:p>
      <text:p text:style-name="Preformatted_20_Text"/>
      <text:p text:style-name="Preformatted_20_Text"><text:span text:style-name="Source_20_Text"><text:s text:c="4"/>environment {</text:span></text:p>
      <text:p text:style-name="Preformatted_20_Text"><text:span text:style-name="Source_20_Text"><text:s text:c="8"/>// Your Nexus Repo URL (adjust port &amp; repo name)</text:span></text:p>
      <text:p text:style-name="Preformatted_20_Text"><text:span text:style-name="Source_20_Text"><text:s text:c="8"/>NEXUS_URL = "http://localhost:8081/repository/maven-releases/"</text:span></text:p>
      <text:p text:style-name="Preformatted_20_Text"><text:span text:style-name="Source_20_Text"><text:s text:c="8"/>// Maven coordinates (modify)</text:span></text:p>
      <text:p text:style-name="Preformatted_20_Text"><text:span text:style-name="Source_20_Text"><text:s text:c="8"/>GROUP_ID = "com.example"</text:span></text:p>
      <text:p text:style-name="Preformatted_20_Text"><text:span text:style-name="Source_20_Text"><text:s text:c="8"/>ARTIFACT_ID = "myapp"</text:span></text:p>
      <text:p text:style-name="Preformatted_20_Text"><text:span text:style-name="Source_20_Text"><text:s text:c="8"/>VERSION = "1.0.0"</text:span></text:p>
      <text:p text:style-name="Preformatted_20_Text"><text:span text:style-name="Source_20_Text"><text:s text:c="8"/>PACKAGING = "jar"</text:span></text:p>
      <text:p text:style-name="Preformatted_20_Text"><text:span text:style-name="Source_20_Text"><text:s text:c="4"/>}</text:span></text:p>
      <text:p text:style-name="Preformatted_20_Text"/>
      <text:p text:style-name="Preformatted_20_Text"><text:span text:style-name="Source_20_Text"><text:s text:c="4"/>stages {</text:span></text:p>
      <text:p text:style-name="Preformatted_20_Text"/>
      <text:p text:style-name="Preformatted_20_Text"><text:span text:style-name="Source_20_Text"><text:s text:c="8"/>stage('Checkout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checkout scm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/>
      <text:p text:style-name="Preformatted_20_Text"><text:span text:style-name="Source_20_Text"><text:s text:c="8"/>stage('Build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sh "mvn clean package -DskipTests"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oft-page-break/></text:p>
      <text:p text:style-name="Preformatted_20_Text"><text:span text:style-name="Source_20_Text"><text:s text:c="8"/>stage('Upload to Nexus') {</text:span></text:p>
      <text:p text:style-name="Preformatted_20_Text"><text:span text:style-name="Source_20_Text"><text:s text:c="12"/>steps {</text:span></text:p>
      <text:p text:style-name="Preformatted_20_Text"><text:span text:style-name="Source_20_Text"><text:s text:c="16"/>withCredentials([usernamePassword(</text:span></text:p>
      <text:p text:style-name="Preformatted_20_Text"><text:span text:style-name="Source_20_Text"><text:s text:c="20"/>credentialsId: 'nexus-credentials',</text:span></text:p>
      <text:p text:style-name="Preformatted_20_Text"><text:span text:style-name="Source_20_Text"><text:s text:c="20"/>usernameVariable: 'NEXUS_USER',</text:span></text:p>
      <text:p text:style-name="Preformatted_20_Text"><text:span text:style-name="Source_20_Text"><text:s text:c="20"/>passwordVariable: 'NEXUS_PASSWORD'</text:span></text:p>
      <text:p text:style-name="Preformatted_20_Text"><text:span text:style-name="Source_20_Text"><text:s text:c="16"/>)]) {</text:span></text:p>
      <text:p text:style-name="Preformatted_20_Text"/>
      <text:p text:style-name="Preformatted_20_Text"><text:span text:style-name="Source_20_Text"><text:s text:c="20"/>sh """</text:span></text:p>
      <text:p text:style-name="Preformatted_20_Text"><text:span text:style-name="Source_20_Text"><text:s text:c="24"/>mvn deploy:deploy-file \</text:span></text:p>
      <text:p text:style-name="Preformatted_20_Text"><text:span text:style-name="Source_20_Text"><text:s text:c="26"/>-DgroupId=$GROUP_ID \</text:span></text:p>
      <text:p text:style-name="Preformatted_20_Text"><text:span text:style-name="Source_20_Text"><text:s text:c="26"/>-DartifactId=$ARTIFACT_ID \</text:span></text:p>
      <text:p text:style-name="Preformatted_20_Text"><text:span text:style-name="Source_20_Text"><text:s text:c="26"/>-Dversion=$VERSION \</text:span></text:p>
      <text:p text:style-name="Preformatted_20_Text"><text:span text:style-name="Source_20_Text"><text:s text:c="26"/>-Dpackaging=$PACKAGING \</text:span></text:p>
      <text:p text:style-name="Preformatted_20_Text"><text:span text:style-name="Source_20_Text"><text:s text:c="26"/>-Dfile=target/${ARTIFACT_ID}-${VERSION}.jar \</text:span></text:p>
      <text:p text:style-name="Preformatted_20_Text"><text:span text:style-name="Source_20_Text"><text:s text:c="26"/>-DrepositoryId=nexus \</text:span></text:p>
      <text:p text:style-name="Preformatted_20_Text"><text:span text:style-name="Source_20_Text"><text:s text:c="26"/>-Durl=$NEXUS_URL \</text:span></text:p>
      <text:p text:style-name="Preformatted_20_Text"><text:span text:style-name="Source_20_Text"><text:s text:c="26"/>-Dusername=$NEXUS_USER \</text:span></text:p>
      <text:p text:style-name="Preformatted_20_Text"><text:span text:style-name="Source_20_Text"><text:s text:c="26"/>-Dpassword=$NEXUS_PASSWORD</text:span></text:p>
      <text:p text:style-name="Preformatted_20_Text"><text:span text:style-name="Source_20_Text"><text:s text:c="20"/>"""</text:span></text:p>
      <text:p text:style-name="Preformatted_20_Text"><text:span text:style-name="Source_20_Text"><text:s text:c="16"/>}</text:span></text:p>
      <text:p text:style-name="Preformatted_20_Text"><text:span text:style-name="Source_20_Text"><text:s text:c="12"/>}</text:span></text:p>
      <text:p text:style-name="Preformatted_20_Text"><text:span text:style-name="Source_20_Text"><text:s text:c="8"/>}</text:span></text:p>
      <text:p text:style-name="Preformatted_20_Text"><text:span text:style-name="Source_20_Text"><text:s text:c="4"/>}</text:span></text:p>
      <text:p text:style-name="P3"><text:span text:style-name="Source_20_Text">}</text:span></text:p>
      <text:p text:style-name="Horizontal_20_Line"/>
      <text:h text:style-name="Heading_20_1" text:outline-level="1">✅ <text:span text:style-name="Strong_20_Emphasis">2. Nexus Configuration (Local Nexus Repository Manager)</text:span></text:h>
      <text:p text:style-name="Text_20_body">Below is exactly what you must configure.</text:p>
      <text:p text:style-name="Horizontal_20_Line"/>
      <text:h text:style-name="Heading_20_2" text:outline-level="2">✅ <text:span text:style-name="Strong_20_Emphasis">Step 1 — Install Nexus</text:span></text:h>
      <text:p text:style-name="Text_20_body"/>
      <text:p text:style-name="P6"><text:a xlink:type="simple" xlink:href="https://kevinli-webbertech.github.io/blog/md/courses/dev_ops/nexus/labs/Nexus_Lab_Usage_WebUI.pdf" text:style-name="Internet_20_link" text:visited-style-name="Visited_20_Internet_20_Link">https://kevinli-webbertech.github.io/blog/md/courses/dev_ops/nexus/labs/Nexus_Lab_Usage_WebUI.pdf</text:a></text:p>
      <text:p text:style-name="P7">s</text:p>
      <text:h text:style-name="Heading_20_1" text:outline-level="1">✅ <text:span text:style-name="Strong_20_Emphasis">Step 2 — Create Hosted Maven Repository</text:span></text:h>
      <text:list text:style-name="L3">
        <text:list-item>
          <text:p text:style-name="P10">Log in to Nexus → <text:span text:style-name="Strong_20_Emphasis">"Settings" (gear icon)</text:span></text:p>
        </text:list-item>
        <text:list-item>
          <text:p text:style-name="P10">Go to <text:span text:style-name="Strong_20_Emphasis">Repository → Repositories</text:span></text:p>
        </text:list-item>
        <text:list-item>
          <text:p text:style-name="P10">Click <text:span text:style-name="Strong_20_Emphasis">Create repository</text:span></text:p>
        </text:list-item>
        <text:list-item>
          <text:p text:style-name="P10">Choose <text:span text:style-name="Strong_20_Emphasis">maven2 (hosted)</text:span></text:p>
        </text:list-item>
        <text:list-item>
          <text:p text:style-name="P10"><text:soft-page-break/>Set:</text:p>
        </text:list-item>
      </text:lis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Field</text:p>
            </table:table-cell>
            <table:table-cell table:style-name="Table1.A1" office:value-type="string">
              <text:p text:style-name="Table_20_Heading">Valu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Name</text:span></text:p>
          </table:table-cell>
          <table:table-cell table:style-name="Table1.A1" office:value-type="string">
            <text:p text:style-name="Table_20_Contents"><text:span text:style-name="Source_20_Text">maven-releases</text:span>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Version Policy</text:span></text:p>
          </table:table-cell>
          <table:table-cell table:style-name="Table1.A1" office:value-type="string">
            <text:p text:style-name="Table_20_Contents">Release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Write policy</text:span></text:p>
          </table:table-cell>
          <table:table-cell table:style-name="Table1.A1" office:value-type="string">
            <text:p text:style-name="Table_20_Contents">Allow redeplo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Blob store</text:span></text:p>
          </table:table-cell>
          <table:table-cell table:style-name="Table1.A1" office:value-type="string">
            <text:p text:style-name="Table_20_Contents">default</text:p>
          </table:table-cell>
        </table:table-row>
      </table:table>
      <text:p text:style-name="Text_20_body">Save.</text:p>
      <text:p text:style-name="Text_20_body">✅ This produces a valid upload URL:<text:line-break/><text:span text:style-name="Source_20_Text">http://localhost:8081/repository/maven-releases/</text:span></text:p>
      <text:p text:style-name="Horizontal_20_Line"/>
      <text:h text:style-name="Heading_20_1" text:outline-level="1">✅ <text:span text:style-name="Strong_20_Emphasis">Step 3 — Create Nexus Credentials in Jenkins</text:span></text:h>
      <text:list text:style-name="L4">
        <text:list-item>
          <text:p text:style-name="P11">Jenkins → <text:span text:style-name="Strong_20_Emphasis">Manage Jenkins</text:span></text:p>
        </text:list-item>
        <text:list-item>
          <text:p text:style-name="P11"><text:span text:style-name="Strong_20_Emphasis">Credentials → System → Global credentials</text:span></text:p>
        </text:list-item>
        <text:list-item>
          <text:p text:style-name="P11">Add:</text:p>
          <text:list>
            <text:list-item>
              <text:p text:style-name="P11"><text:span text:style-name="Strong_20_Emphasis">Kind</text:span>: Username with password</text:p>
            </text:list-item>
            <text:list-item>
              <text:p text:style-name="P11">ID: <text:span text:style-name="Source_20_Text">nexus-credentials</text:span></text:p>
            </text:list-item>
            <text:list-item>
              <text:p text:style-name="P11">Username: <text:span text:style-name="Source_20_Text">&lt;nexus admin or deploy user&gt;</text:span></text:p>
            </text:list-item>
            <text:list-item>
              <text:p text:style-name="P11">Password: <text:span text:style-name="Source_20_Text">&lt;password&gt;</text:span></text:p>
            </text:list-item>
          </text:list>
        </text:list-item>
      </text:list>
      <text:p text:style-name="Text_20_body">This matches what the Jenkinsfile uses.</text:p>
      <text:p text:style-name="Horizontal_20_Line"/>
      <text:h text:style-name="Heading_20_1" text:outline-level="1">✅ <text:span text:style-name="Strong_20_Emphasis">Step 4 — Add </text:span><text:span text:style-name="Strong_20_Emphasis"><text:span text:style-name="Source_20_Text">settings.xml</text:span></text:span><text:span text:style-name="Strong_20_Emphasis"> (Optional but Recommended)</text:span></text:h>
      <text:p text:style-name="Text_20_body">If you want Jenkins to use a dedicated deploy user:</text:p>
      <text:p text:style-name="Text_20_body"><text:span text:style-name="Source_20_Text">~/.m2/settings.xml</text:span>:</text:p>
      <text:p text:style-name="Preformatted_20_Text"><text:span text:style-name="Source_20_Text">&lt;settings&gt;</text:span></text:p>
      <text:p text:style-name="Preformatted_20_Text"><text:span text:style-name="Source_20_Text"><text:s text:c="2"/>&lt;servers&gt;</text:span></text:p>
      <text:p text:style-name="Preformatted_20_Text"><text:span text:style-name="Source_20_Text"><text:s text:c="4"/>&lt;server&gt;</text:span></text:p>
      <text:p text:style-name="Preformatted_20_Text"><text:span text:style-name="Source_20_Text"><text:s text:c="6"/>&lt;id&gt;nexus&lt;/id&gt;</text:span></text:p>
      <text:p text:style-name="Preformatted_20_Text"><text:span text:style-name="Source_20_Text"><text:s text:c="6"/>&lt;username&gt;${env.NEXUS_USER}&lt;/username&gt;</text:span></text:p>
      <text:p text:style-name="Preformatted_20_Text"><text:span text:style-name="Source_20_Text"><text:s text:c="6"/>&lt;password&gt;${env.NEXUS_PASSWORD}&lt;/password&gt;</text:span></text:p>
      <text:p text:style-name="Preformatted_20_Text"><text:span text:style-name="Source_20_Text"><text:s text:c="4"/>&lt;/server&gt;</text:span></text:p>
      <text:p text:style-name="Preformatted_20_Text"><text:soft-page-break/><text:span text:style-name="Source_20_Text"><text:s text:c="2"/>&lt;/servers&gt;</text:span></text:p>
      <text:p text:style-name="P3"><text:span text:style-name="Source_20_Text">&lt;/settings&gt;</text:span></text:p>
      <text:p text:style-name="Horizontal_20_Line"/>
      <text:h text:style-name="Heading_20_1" text:outline-level="1">✅ <text:span text:style-name="Strong_20_Emphasis">Step 5 — Verify Artifact Appears in Nexus</text:span></text:h>
      <text:p text:style-name="Text_20_body">After pipeline runs:</text:p>
      <text:list text:style-name="L5">
        <text:list-item>
          <text:p text:style-name="P12">Go to Nexus UI</text:p>
        </text:list-item>
        <text:list-item>
          <text:p text:style-name="P12">Browse → <text:span text:style-name="Strong_20_Emphasis">maven-releases</text:span></text:p>
        </text:list-item>
        <text:list-item>
          <text:p text:style-name="P12">Check:</text:p>
          <text:p text:style-name="P4"><text:span text:style-name="Source_20_Text">com/example/myapp/1.0.0/myapp-1.0.0.jar</text:span></text:p>
        </text:list-item>
      </text:list>
      <text:p text:style-name="Horizontal_20_Line"/>
      <text:h text:style-name="Heading_20_1" text:outline-level="1">✅ <text:span text:style-name="Strong_20_Emphasis">If you want a Jenkinsfile using Jenkins Maven Plugin instead (deploy via pom.xml)</text:span></text:h>
      <text:p text:style-name="Text_20_body">I can generate that too — just tell me.</text:p>
      <text:p text:style-name="Text_20_body">Would you like:</text:p>
      <text:p text:style-name="Text_20_body">✅ Pom.xml integration?<text:line-break/>✅ Snapshot repository support?<text:line-break/>✅ Credential injection via config.xml?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1T11:11:06.942548708</meta:creation-date>
    <meta:generator>LibreOffice/24.2.7.2$Linux_X86_64 LibreOffice_project/420$Build-2</meta:generator>
    <dc:date>2025-11-12T11:05:12.593091584</dc:date>
    <meta:editing-duration>PT4M57S</meta:editing-duration>
    <meta:editing-cycles>9</meta:editing-cycles>
    <meta:document-statistic meta:table-count="1" meta:image-count="0" meta:object-count="0" meta:page-count="4" meta:paragraph-count="110" meta:word-count="394" meta:character-count="3488" meta:non-whitespace-character-count="2555"/>
  </office:meta>
</office:document-meta>
</file>